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1930000008D9AD842F564076C73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" svg:font-family="Tahoma"/>
    <style:font-face style:name="Times" svg:font-family="Times, 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8" style:family="table">
      <style:table-properties style:width="14.697cm" fo:margin-left="0.116cm" fo:margin-right="0.185cm" table:align="margins" style:writing-mode="lr-tb"/>
    </style:style>
    <style:style style:name="Tabla8.A" style:family="table-column">
      <style:table-column-properties style:column-width="14.697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6pt" fo:font-weight="bold" style:font-size-asian="16pt" style:font-weight-asian="bold" style:font-size-complex="16pt"/>
    </style:style>
    <style:style style:name="P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fo:font-weight="normal" officeooo:rsid="006a7a19" officeooo:paragraph-rsid="0010e424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text-properties style:font-name="Arial" fo:font-size="14pt" fo:font-weight="bold" style:font-size-asian="14pt" style:font-weight-asian="bold" style:font-size-complex="14pt"/>
    </style:style>
    <style:style style:name="P6" style:family="paragraph" style:parent-style-name="Standard">
      <style:text-properties style:font-name="Arial" fo:font-weight="bold" style:font-weight-asian="bold" style:font-weight-complex="bold"/>
    </style:style>
    <style:style style:name="P7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097dfe" officeooo:paragraph-rsid="0010e424" style:font-size-asian="12pt" style:font-weight-asian="normal" style:font-size-complex="12pt" style:font-weight-complex="normal"/>
    </style:style>
    <style:style style:name="P8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97dfe"/>
    </style:style>
    <style:style style:name="P9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07a20e" officeooo:paragraph-rsid="0010e424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532ed" officeooo:paragraph-rsid="001532ed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532ed" officeooo:paragraph-rsid="001684e8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684e8" officeooo:paragraph-rsid="001684e8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77307" officeooo:paragraph-rsid="00177307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77307" officeooo:paragraph-rsid="001d33bc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9490c" officeooo:paragraph-rsid="0019490c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a4ee1" officeooo:paragraph-rsid="001a4ee1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a4ee1" officeooo:paragraph-rsid="001d33bc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bd90b" officeooo:paragraph-rsid="001bd90b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c913f" officeooo:paragraph-rsid="001c913f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d33bc" officeooo:paragraph-rsid="001d33bc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text-properties officeooo:paragraph-rsid="001c913f"/>
    </style:style>
    <style:style style:name="P22" style:family="paragraph" style:parent-style-name="Standard" style:list-style-name="L1">
      <style:text-properties officeooo:rsid="001c913f" officeooo:paragraph-rsid="001c913f"/>
    </style:style>
    <style:style style:name="P23" style:family="paragraph" style:parent-style-name="Standard">
      <style:text-properties officeooo:rsid="001c913f" officeooo:paragraph-rsid="001c913f"/>
    </style:style>
    <style:style style:name="P24" style:family="paragraph" style:parent-style-name="Standard">
      <style:text-properties officeooo:rsid="001d33bc" officeooo:paragraph-rsid="001d33bc"/>
    </style:style>
    <style:style style:name="P25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6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8pt" fo:font-weight="bold" officeooo:paragraph-rsid="001404ea" style:font-size-asian="18pt" style:font-weight-asian="bold" style:font-size-complex="18pt"/>
    </style:style>
    <style:style style:name="P27" style:family="paragraph" style:parent-style-name="Standard">
      <style:paragraph-properties fo:break-before="page"/>
      <style:text-properties officeooo:rsid="001c913f" officeooo:paragraph-rsid="001c913f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1404ea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1c913f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5" style:family="text">
      <style:text-properties officeooo:rsid="00136ee8"/>
    </style:style>
    <style:style style:name="T6" style:family="text">
      <style:text-properties officeooo:rsid="001404ea"/>
    </style:style>
    <style:style style:name="T7" style:family="text">
      <style:text-properties officeooo:rsid="001532ed"/>
    </style:style>
    <style:style style:name="T8" style:family="text">
      <style:text-properties fo:font-variant="normal" fo:text-transform="none" style:use-window-font-color="true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style:use-window-font-color="true" style:font-name="Arial" fo:font-size="12pt" fo:letter-spacing="normal" fo:font-style="normal" fo:font-weight="normal" officeooo:rsid="001532ed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style:use-window-font-color="true" style:font-name="Arial" fo:font-size="12pt" fo:letter-spacing="normal" fo:font-style="normal" fo:font-weight="normal" officeooo:rsid="001c913f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style:use-window-font-color="true" style:font-name="Arial" fo:font-size="12pt" fo:letter-spacing="normal" fo:font-style="normal" fo:font-weight="normal" officeooo:rsid="00177307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style:use-window-font-color="true" style:font-name="Arial" fo:font-size="12pt" fo:letter-spacing="normal" fo:font-style="normal" fo:font-weight="normal" officeooo:rsid="001d33bc" style:font-size-asian="12pt" style:font-weight-asian="normal" style:font-size-complex="12pt" style:font-weight-complex="normal"/>
    </style:style>
    <style:style style:name="T13" style:family="text">
      <style:text-properties officeooo:rsid="001684e8"/>
    </style:style>
    <style:style style:name="T14" style:family="text">
      <style:text-properties officeooo:rsid="00177307"/>
    </style:style>
    <style:style style:name="T15" style:family="text">
      <style:text-properties officeooo:rsid="001bd90b"/>
    </style:style>
    <style:style style:name="T16" style:family="text">
      <style:text-properties officeooo:rsid="001d33bc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5">RDE</text:span>. IES Haría</text:p>
      <text:p text:style-name="P1">UT1. Actividad <text:span text:style-name="T5">6</text:span></text:p>
      <text:p text:style-name="P2"/>
      <text:p text:style-name="P2"/>
      <text:p text:style-name="P2"/>
      <text:p text:style-name="P2"/>
      <text:p text:style-name="P2"/>
      <text:p text:style-name="P2"/>
      <text:p text:style-name="P26"><text:span text:style-name="T6">Características generales de las redes locales</text:span></text:p>
      <text:p text:style-name="P2"/>
      <text:p text:style-name="P5"/>
      <text:p text:style-name="P6"/>
      <text:p text:style-name="P4"/>
      <text:p text:style-name="P4"/>
      <text:p text:style-name="P4"/>
      <text:p text:style-name="P27"><text:span text:style-name="T9">C</text:span><text:span text:style-name="T8">ontesta a las siguientes cuestiones. La respuesta a las mismas la puedes encontrar en los apuntes de clase del wiki o investigando en Internet</text:span></text:p>
      <text:p text:style-name="P23"><text:span text:style-name="T8"/></text:p>
      <text:p text:style-name="P14"><text:span text:style-name="T16">1. </text:span><text:span text:style-name="T9">¿Se considera a las personas usuarias de los equipos de la red como componentes de la red?</text:span></text:p>
      <text:p text:style-name="Standard"><text:span text:style-name="T9"/></text:p>
      <text:p text:style-name="P14"><text:span text:style-name="T16">2. En una red local¿Cómo se llaman los dispositivos que permiten ampliar la lóngitud máxima de los cables?</text:span></text:p>
      <text:p text:style-name="P14"><text:span text:style-name="T9"/></text:p>
      <text:p text:style-name="P20"><text:span text:style-name="T7">3. ¿Qué tipo de conector tienen las tarjetas de red inalámbricas?</text:span></text:p>
      <text:p text:style-name="P20"/>
      <text:p text:style-name="P20">4. <text:span text:style-name="T14">¿De qué se encarga el servicio de red de DHCP?</text:span></text:p>
      <text:p text:style-name="P20"/>
      <text:p text:style-name="P20">5. <text:span text:style-name="T15">¿Qué tipo de red se extiende entre varios edificios que se conectan generalmente a un tendido de cable principal?</text:span></text:p>
      <text:p text:style-name="Standard"><text:span text:style-name="T9"/></text:p>
      <text:p text:style-name="Standard"><text:span text:style-name="T12">6. </text:span><text:span text:style-name="T9">Qué tipo de información se intercambiaba en las primeras redes de datos</text:span></text:p>
      <text:p text:style-name="Standard"><text:span text:style-name="T9"/></text:p>
      <text:p text:style-name="P24"><text:span text:style-name="T9">7. Cómo podemos definir la comunicación</text:span></text:p>
      <text:p text:style-name="P24"><text:span text:style-name="T9"/></text:p>
      <text:p text:style-name="P24"><text:span text:style-name="T9">8. </text:span><text:span text:style-name="T11">En una red local¿Cómo se llaman los dispositivos que permiten ampliar la lóngitud máxima de los cables?</text:span></text:p>
      <text:p text:style-name="P10"/>
      <text:p text:style-name="P10">Da tres ejemplos de herramientas de comunicación que se pueden utilizar en las redes de datos</text:p>
      <text:p text:style-name="P10"/>
      <text:p text:style-name="P10">¿Qué es la teleinformática?</text:p>
      <text:p text:style-name="P10"/>
      <text:p text:style-name="P10">De qué aspectos se ocupa la teleinfomrática</text:p>
      <text:p text:style-name="P10"/>
      <text:p text:style-name="P10">Qué es la transmisión</text:p>
      <text:p text:style-name="P10"/>
      <text:p text:style-name="P10">Da tres ejemplos de tipos de señales</text:p>
      <text:p text:style-name="P10"/>
      <text:p text:style-name="P10">Contesta si es verdadera o falsa la siguiente frase: “En toda transmisión de señales se envía información”</text:p>
      <text:p text:style-name="P10"/>
      <text:p text:style-name="P10"/>
      <text:p text:style-name="P10"/>
      <text:p text:style-name="P10">Qué tiene que pasar entre emisor y receptor para que se produzca comunicación</text:p>
      <text:p text:style-name="P10"/>
      <text:p text:style-name="P10">Completa la siguiente frase: “la ________ es a la transmisión lo que la información es a la _________”</text:p>
      <text:p text:style-name="P10"/>
      <text:p text:style-name="P11"><text:soft-page-break/>En un sistema de comunicación. ¿Cómo se le llama al <text:span text:style-name="T13">recurso componente que transforma las señales recibidas proveniente de la línea de transmisión y la transforma de manera que pueda ser manejada por el dispositivo de destino”</text:span></text:p>
      <text:p text:style-name="P11"/>
      <text:p text:style-name="P12">Da <text:span text:style-name="T14">cinco</text:span> ejemplos <text:s/>de tareas que se deben realizar en un sistema de comunicaciones para que fuente y destino se puedan comunicar</text:p>
      <text:p text:style-name="P12"/>
      <text:p text:style-name="P13">¿Cuándo podemos considerar que los equipos interconectados en una red salen del ámbito de una red local?</text:p>
      <text:p text:style-name="P13"/>
      <text:p text:style-name="P13"/>
      <text:p text:style-name="P13"/>
      <text:p text:style-name="P13">¿Cómo se denomina al usuario de la red que se encarga, entre otras cosas, del mantenimiento de la misma?</text:p>
      <text:p text:style-name="P13"/>
      <text:p text:style-name="P13"/>
      <text:p text:style-name="P13"/>
      <text:p text:style-name="P13">Con la tecnología disponible actualmente¿Cuál es la velocidad máxima de transmisión que se puede alcanzar en una red local?</text:p>
      <text:p text:style-name="P13"/>
      <text:p text:style-name="P13">En una red local ¿Qué es un ETD?¿Con qué otro nombre se les conoce?</text:p>
      <text:p text:style-name="P13"/>
      <text:p text:style-name="P13">En el ámbito de las redes ¿Qué es un protocolo?</text:p>
      <text:p text:style-name="P13"/>
      <text:p text:style-name="P13"/>
      <text:p text:style-name="P13"/>
      <text:p text:style-name="P15">¿Cómo se llama la arquitectura de red en la que un host proporciona funcionalidades al resto de ordenadores de la red?</text:p>
      <text:p text:style-name="P15"/>
      <text:p text:style-name="P15">Contesta si es verdadera o falsa la siguiente frase: “Cuando todos los ordenadores de la red pueden dar servicios a los demás o recibir servicios de los otros, este tipo de arquitectura se conoce como arquitectura cliente/servidor”</text:p>
      <text:p text:style-name="P15"/>
      <text:p text:style-name="P16">¿En qué se diferencian los cables UTP y STP?</text:p>
      <text:p text:style-name="P16"/>
      <text:p text:style-name="P16">¿De qué tipo es la señal que se envía en los cables de fibra óptica?</text:p>
      <text:p text:style-name="P16"/>
      <text:p text:style-name="P16">¿Con qué otro nombre se le conoce a las tarjetas de red?</text:p>
      <text:p text:style-name="P16"/>
      <text:p text:style-name="P16">¿Cómo se llama el elemento de conexión de red encargado de conectar el ordenador a la red de comunicaciones?</text:p>
      <text:p text:style-name="P16"/>
      <text:p text:style-name="P16"/>
      <text:p text:style-name="P16"/>
      <text:p text:style-name="P16">¿En qué tipo de cables se utiliza el conector RJ-45?</text:p>
      <text:p text:style-name="P16"/>
      <text:p text:style-name="P16"><text:soft-page-break/></text:p>
      <text:p text:style-name="P16"/>
      <text:p text:style-name="P16">¿Cómo se llama el dispositivo de red que permite enviar datos a través de cable telefónico?</text:p>
      <text:p text:style-name="P16"/>
      <text:p text:style-name="P16">¿Con qué nombre se conoce a las redes qué se utilizan pagando una cuota de alquiler?</text:p>
      <text:p text:style-name="P16"/>
      <text:p text:style-name="P16">Da el nombre de tres tecnologías de transmisión utilizadas en las redes móviles públicas</text:p>
      <text:p text:style-name="P16"/>
      <text:p text:style-name="P16">¿Cómo se llaman las redes en las que cada la única restricción es que cada <text:s/>nodo debe estar conectado?</text:p>
      <text:p text:style-name="P16"/>
      <text:p text:style-name="P16">¿En qué tipos de redes si falla un <text:span text:style-name="T15">enlace todos los nodos de la misma quedan aislados</text:span>?</text:p>
      <text:p text:style-name="P16"/>
      <text:p text:style-name="P18">En una red con topología de estrella ¿Qué funciones realiza el nodo central?</text:p>
      <text:p text:style-name="P18"/>
      <text:p text:style-name="P18">¿Que contienen los fragmentos de las redes de conmutación de paquetes?</text:p>
      <text:p text:style-name="P18"/>
      <text:p text:style-name="P18">¿En cuantos fragmentos se divide la información que se envía en las redes de conmutación de mensajes?</text:p>
      <text:p text:style-name="P18"/>
      <text:p text:style-name="P18">¿Qué direcciones se incluyen en un paquete en una red de conmutación de paquetes?</text:p>
      <text:p text:style-name="P18"/>
      <text:p text:style-name="P18">Por la forma en que se transfiere la información ¿De qué tipo son las redes telefónicas?</text:p>
      <text:p text:style-name="P18"/>
      <text:p text:style-name="P18">¿En qué tipo de redes es el destinatario el encargado de seleccionar y captar la información?</text:p>
      <text:p text:style-name="P18"/>
      <text:p text:style-name="P18">¿Qué dirección o direcciones se incluye en la información a enviar en las redes de conmutación de mensajes?</text:p>
      <text:p text:style-name="P18"/>
      <text:p text:style-name="P18">¿De qué tipo son las redes de menor alcance geográfico?</text:p>
      <text:p text:style-name="P18"/>
      <text:p text:style-name="P18">Define red de área local</text:p>
      <text:p text:style-name="P18"/>
      <text:p text:style-name="P18"/>
      <text:p text:style-name="P18"/>
      <text:p text:style-name="P19">¿Qué es un ISP?</text:p>
      <text:p text:style-name="P19"/>
      <text:p text:style-name="P17">¿De que tipo sería una antena parabólica?¿omnidireccional o direccional?</text:p>
      <text:p text:style-name="P18"/>
      <text:p text:style-name="P19"><text:soft-page-break/>Investiga y averigua el nombre de dos empresas que provean el acceso a Internet por satélite. De cada una de ellas:</text:p>
      <text:list xml:id="list2853331573470694431" text:style-name="L1">
        <text:list-item>
          <text:p text:style-name="P21"><text:span text:style-name="T10">Da un ejemplo de la tarifa de acceso a Internet de cada una de ellas</text:span></text:p>
        </text:list-item>
        <text:list-item>
          <text:p text:style-name="P21"><text:span text:style-name="T10">La velocidad de bajada y de subida que da dicha tarifa¿Tiene algún límite de tráfico las tarifa?¿Cuál?</text:span></text:p>
        </text:list-item>
        <text:list-item>
          <text:p text:style-name="P21"><text:span text:style-name="T10">¿A qué satélite debemos orientar la antena?</text:span></text:p>
        </text:list-item>
        <text:list-item>
          <text:p text:style-name="P22"><text:span text:style-name="T8">¿De qué tipo es la antena utilizada?</text:span></text:p>
        </text:list-item>
        <text:list-item>
          <text:p text:style-name="P22"><text:span text:style-name="T8">¿Cuál es el coste de la instalación?</text:span></text:p>
        </text:list-item>
      </text:list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3"/>
          </table:table-cell>
        </table:table-row>
      </table:table>
      <text:p text:style-name="P7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" svg:font-family="Tahoma"/>
    <style:font-face style:name="Times" svg:font-family="Times, 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Times" fo:font-family="Times, 'Times New Roman'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" fo:font-family="Times, 'Times New Roman'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, 'Times New Roman'"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bsatz-Standardschriftart" style:family="text"/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Zeichenformat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97dfe"/>
    </style:style>
    <style:style style:name="MT1" style:family="text">
      <style:text-properties fo:color="#980000" style:font-name="Arial" fo:font-size="8pt" fo:font-weight="bold" officeooo:rsid="001404ea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1c913f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RDE</text:span><text:span text:style-name="MT2">-UT</text:span><text:span text:style-name="MT1">1</text:span><text:span text:style-name="MT2">-A</text:span><text:span text:style-name="MT1">6</text:span><text:span text:style-name="MT2">. </text:span><text:span text:style-name="MT1">Características gen</text:span><text:span text:style-name="MT3">e</text:span><text:span text:style-name="MT1">rales de las redes locales</text:span><text:span text:style-name="MT4"><text:tab/></text:span><text:span text:style-name="MT4"><draw:frame draw:style-name="Mfr1" draw:name="gráficos7" text:anchor-type="as-char" svg:width="2.335cm" svg:height="0.818cm" draw:z-index="4"><draw:image xlink:href="Pictures/10000201000001930000008D9AD842F564076C73.png" xlink:type="simple" xlink:show="embed" xlink:actuate="onLoad"/></draw:frame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arrollo de Funciones en el Sistema Informático</dc:title>
    <meta:initial-creator>u_35000321</meta:initial-creator>
    <meta:creation-date>2006-01-25T11:55:00</meta:creation-date>
    <dc:date>2015-10-05T05:44:44.936247435</dc:date>
    <meta:print-date>2006-01-25T11:56:00</meta:print-date>
    <meta:editing-cycles>42</meta:editing-cycles>
    <meta:editing-duration>P24DT1H35M11S</meta:editing-duration>
    <meta:generator>LibreOffice/5.0.2.2$Linux_x86 LibreOffice_project/00m0$Build-2</meta:generator>
    <dc:creator>ivan </dc:creator>
    <meta:document-statistic meta:table-count="1" meta:image-count="1" meta:object-count="0" meta:page-count="5" meta:paragraph-count="57" meta:word-count="799" meta:character-count="4545" meta:non-whitespace-character-count="3805"/>
  </office:meta>
</office:document-meta>
</file>